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not_in_manifest" manifest:media-type=""/>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HeiTi" svg:font-family="FZHeiTi" style:font-family-generic="system"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HeiTi" svg:font-family="FZHeiTi" style:font-family-generic="system"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Hei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meta:initial-creator>Kerl-Hainz Mustermann</meta:initial-creator>
    <meta:creation-date>2010-04-08T15:37:20</meta:creation-date>
    <meta:document-statistic meta:character-count="0" meta:image-count="0" meta:object-count="0" meta:page-count="1" meta:paragraph-count="0" meta:table-count="0" meta:word-count="0"/>
    <meta:generator>StarOffice/9$Solaris_x86 OpenOffice.org_project/300m75$Build-9488</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59:38</dc:date>
    <meta:editing-cycles>1</meta:editing-cycles>
    <meta:editing-duration>PT0.016S</meta:editing-duration>
  </office:meta>
</office:document-meta>
</file>